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19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30.3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1.59mm"/>
    </style:style>
    <style:style style:name="co8" style:family="table-column">
      <style:table-column-properties fo:break-before="auto" style:column-width="69.9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9" style:family="table-cell" style:parent-style-name="Default">
      <style:text-properties fo:font-size="9pt" style:font-size-asian="9pt" style:font-size-complex="9pt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01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</style:style>
    <style:style style:name="ce302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fo:font-style="normal" style:font-size-asian="9pt" style:font-style-asian="normal" style:font-size-complex="9pt" style:font-style-complex="normal"/>
    </style:style>
    <style:style style:name="ce303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37"/>
    <style:style style:name="ce305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E4"/>
      <style:map style:condition="cell-content()&lt;20" style:apply-style-name="Untitled2" style:base-cell-address="Sheet1.E4"/>
    </style:style>
    <style:style style:name="ce306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E77"/>
      <style:map style:condition="cell-content()&lt;20" style:apply-style-name="Untitled2" style:base-cell-address="Sheet1.E77"/>
    </style:style>
    <style:style style:name="ce307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F77"/>
      <style:map style:condition="cell-content()&lt;20" style:apply-style-name="Untitled2" style:base-cell-address="Sheet1.F77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309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K4"/>
      <style:map style:condition="cell-content()&lt;20" style:apply-style-name="Untitled2" style:base-cell-address="Sheet1.K4"/>
    </style:style>
    <style:style style:name="ce310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K77"/>
      <style:map style:condition="cell-content()&lt;20" style:apply-style-name="Untitled2" style:base-cell-address="Sheet1.K77"/>
    </style:style>
    <style:style style:name="ce311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L77"/>
      <style:map style:condition="cell-content()&lt;20" style:apply-style-name="Untitled2" style:base-cell-address="Sheet1.L77"/>
    </style:style>
    <style:style style:name="ce312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Q4"/>
      <style:map style:condition="cell-content()&lt;20" style:apply-style-name="Untitled2" style:base-cell-address="Sheet1.Q4"/>
    </style:style>
    <style:style style:name="ce313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Q77"/>
      <style:map style:condition="cell-content()&lt;20" style:apply-style-name="Untitled2" style:base-cell-address="Sheet1.Q77"/>
    </style:style>
    <style:style style:name="ce314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R77"/>
      <style:map style:condition="cell-content()&lt;20" style:apply-style-name="Untitled2" style:base-cell-address="Sheet1.R7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9"/>
        <table:table-column table:style-name="co2" table:default-cell-style-name="ce301"/>
        <table:table-column table:style-name="co3" table:default-cell-style-name="ce302"/>
        <table:table-column table:style-name="co4" table:default-cell-style-name="ce301"/>
        <table:table-column table:style-name="co5" table:number-columns-repeated="2" table:default-cell-style-name="ce305"/>
        <table:table-column table:style-name="co5" table:default-cell-style-name="ce2"/>
        <table:table-column table:style-name="co6" table:default-cell-style-name="ce301"/>
        <table:table-column table:style-name="co3" table:default-cell-style-name="ce302"/>
        <table:table-column table:style-name="co4" table:default-cell-style-name="ce301"/>
        <table:table-column table:style-name="co5" table:number-columns-repeated="2" table:default-cell-style-name="ce309"/>
        <table:table-column table:style-name="co5" table:default-cell-style-name="ce2"/>
        <table:table-column table:style-name="co7" table:default-cell-style-name="ce301"/>
        <table:table-column table:style-name="co3" table:default-cell-style-name="ce302"/>
        <table:table-column table:style-name="co4" table:default-cell-style-name="ce301"/>
        <table:table-column table:style-name="co5" table:number-columns-repeated="2" table:default-cell-style-name="ce312"/>
        <table:table-row table:style-name="ro1">
          <table:table-cell table:style-name="Default"/>
          <table:table-cell table:style-name="Default" office:value-type="string" calcext:value-type="string">
            <text:p>All values from “champskees” solutions and calculations here <text:a xlink:href="https://fightingfantazine.proboards.com/board/30/fighting-fantasy-solutions" xlink:type="simple">https://fightingfantazine.proboards.com/board/30/fighting-fantasy-solutions</text:a></text:p>
          </table:table-cell>
          <table:table-cell table:style-name="Default" table:number-columns-repeated="2"/>
          <table:table-cell table:style-name="ce5"/>
          <table:table-cell table:style-name="Default" table:number-columns-repeated="2"/>
          <table:table-cell table:style-name="ce1"/>
          <table:table-cell table:style-name="Default"/>
          <table:table-cell table:style-name="ce5" table:number-columns-repeated="2"/>
          <table:table-cell table:style-name="Default" table:number-columns-repeated="2"/>
          <table:table-cell table:style-name="ce1"/>
          <table:table-cell table:style-name="Default" table:number-columns-repeated="2"/>
          <table:table-cell table:style-name="ce5"/>
          <table: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Success probabilities (%)</text:p>
          </table:table-cell>
          <table:table-cell table:style-name="Default" table:number-columns-repeated="2"/>
          <table:table-cell table:style-name="ce5"/>
          <table:table-cell table:style-name="Default" table:number-columns-repeated="2"/>
          <table:table-cell table:style-name="ce1" office:value-type="string" calcext:value-type="string">
            <text:p>Hard books (even with top stats)</text:p>
          </table:table-cell>
          <table:table-cell table:style-name="Default"/>
          <table:table-cell table:style-name="ce5" table:number-columns-repeated="2"/>
          <table:table-cell table:style-name="Default" table:number-columns-repeated="2"/>
          <table:table-cell table:style-name="ce1" office:value-type="string" calcext:value-type="string">
            <text:p>Fair books (even with bottom stats)</text:p>
          </table:table-cell>
          <table:table-cell table:style-name="Default" table:number-columns-repeated="2"/>
          <table:table-cell table:style-name="ce5"/>
          <table:table-cell table:style-name="Default"/>
        </table:table-row>
        <table:table-row table:style-name="ro2">
          <table:table-cell table:style-name="Default" table:number-columns-repeated="4"/>
          <table:table-cell table:style-name="ce5" office:value-type="string" calcext:value-type="string">
            <text:p>best stats</text:p>
          </table:table-cell>
          <table:table-cell table:style-name="Default" office:value-type="string" calcext:value-type="string">
            <text:p>worst stats</text:p>
          </table:table-cell>
          <table:table-cell table:style-name="Default" table:number-columns-repeated="3"/>
          <table:table-cell table:style-name="ce5"/>
          <table:table-cell table:style-name="ce5" office:value-type="string" calcext:value-type="string">
            <text:p>best stats</text:p>
          </table:table-cell>
          <table:table-cell table:style-name="Default" office:value-type="string" calcext:value-type="string">
            <text:p>worst stats</text:p>
          </table:table-cell>
          <table:table-cell table:style-name="Default" table:number-columns-repeated="4"/>
          <table:table-cell table:style-name="ce5" office:value-type="string" calcext:value-type="string">
            <text:p>best stats</text:p>
          </table:table-cell>
          <table:table-cell table:style-name="Default" office:value-type="string" calcext:value-type="string">
            <text:p>worst stats</text:p>
          </table:table-cell>
        </table:table-row>
        <table:table-row table:style-name="ro3">
          <table:table-cell office:value-type="string" calcext:value-type="string">
            <text:p>Steve Jackson and Ian Living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Warlock of Firetop Mounta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301" office:value-type="string" calcext:value-type="string">
            <text:p>Blood of the Zombies</text:p>
          </table:table-cell>
          <table:table-cell office:value-type="string" calcext:value-type="string">
            <text:p>standard stat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itadel of Chao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303" office:value-type="string" calcext:value-type="string">
            <text:p>Spellbreaker</text:p>
          </table:table-cell>
          <table:table-cell office:value-type="string" calcext:value-type="string">
            <text:p>stats tension?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super strengt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Forest of Doom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303" office:value-type="string" calcext:value-type="string">
            <text:p>Spectral Stalkers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1.4" calcext:value-type="float">
            <text:p>91.4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 Citadel of Chao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Forest of Doom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303" office:value-type="string" calcext:value-type="string">
            <text:p>Moonrunn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elator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03" office:value-type="string" calcext:value-type="string">
            <text:p>Return to Firetop Mountain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poomchukker</text:p>
          </table:table-cell>
          <table:table-cell office:value-type="float" office:value="100" calcext:value-type="float">
            <text:p>100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303" office:value-type="string" calcext:value-type="string">
            <text:p>Knights of Doom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301" office:value-type="string" calcext:value-type="string">
            <text:p>Night of the Necromancer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57.2" calcext:value-type="float">
            <text:p>57.2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grimslad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303" office:value-type="string" calcext:value-type="string">
            <text:p>Black Vein Prophecy</text:p>
          </table:table-cell>
          <table:table-cell office:value-type="string" calcext:value-type="string">
            <text:p>low luck needed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56.2" calcext:value-type="float">
            <text:p>56.2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/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301" office:value-type="string" calcext:value-type="string">
            <text:p>Bloodbones</text:p>
          </table:table-cell>
          <table:table-cell/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303" office:value-type="string" calcext:value-type="string">
            <text:p>Portal of Evi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303" office:value-type="string" calcext:value-type="string">
            <text:p>Curse of the Mummy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</table:table-row>
        <table:table-row table:style-name="ro3">
          <table:table-cell office:value-type="string" calcext:value-type="string">
            <text:p>Jamie Thomson and Mark Smi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/>
          <table:table-cell office:value-type="float" office:value="97.2" calcext:value-type="float">
            <text:p>97.2</text:p>
          </table:table-cell>
          <table:table-cell office:value-type="float" office:value="36.9" calcext:value-type="float">
            <text:p>36.9</text:p>
          </table:table-cell>
        </table:table-row>
        <table:table-row table:style-name="ro3">
          <table:table-cell office:value-type="string" calcext:value-type="string">
            <text:p>Andrew Chap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/>
          <table:table-cell office:value-type="float" office:value="44.7" calcext:value-type="float">
            <text:p>44.7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/>
          <table:table-cell office:value-type="float" office:value="99.1" calcext:value-type="float">
            <text:p>99.1</text:p>
          </table:table-cell>
          <table:table-cell office:value-type="float" office:value="25.8" calcext:value-type="float">
            <text:p>25.8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/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303" office:value-type="string" calcext:value-type="string">
            <text:p>Magehunter</text:p>
          </table:table-cell>
          <table:table-cell office:value-type="string" calcext:value-type="string">
            <text:p>best stats not top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/>
          <table:table-cell office:value-type="float" office:value="44.7" calcext:value-type="float">
            <text:p>44.7</text:p>
          </table:table-cell>
          <table:table-cell office:value-type="float" office:value="24.7" calcext:value-type="float">
            <text:p>24.7</text:p>
          </table:table-cell>
        </table:table-row>
        <table:table-row table:style-name="ro3">
          <table:table-cell office:value-type="string" calcext:value-type="string">
            <text:p>Andrew Chapm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Rings of Keth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he Crimson Tide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elator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</table:table-row>
        <table:table-row table:style-name="ro3">
          <table:table-cell office:value-type="string" calcext:value-type="string">
            <text:p>Andrew Chapm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303" office:value-type="string" calcext:value-type="string">
            <text:p>Island of the Undead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Warlock of Firetop Mounta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.6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TS</text:p>
          </table:table-cell>
          <table:table-cell office:value-type="float" office:value="97.9" calcext:value-type="float">
            <text:p>97.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super strength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303" office:value-type="string" calcext:value-type="string">
            <text:p>Tower of Destruction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303" office:value-type="string" calcext:value-type="string">
            <text:p>Siege of Sardath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13.9" calcext:value-type="float">
            <text:p>13.9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psy powers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301" office:value-type="string" calcext:value-type="string">
            <text:p>Blood of the Zombies</text:p>
          </table:table-cell>
          <table:table-cell office:value-type="string" calcext:value-type="string">
            <text:p>different stats</text:p>
          </table:table-cell>
          <table:table-cell table:style-name="ce310" office:value-type="float" office:value="74.35" calcext:value-type="float">
            <text:p>74.35</text:p>
          </table:table-cell>
          <table:table-cell table:style-name="ce311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301" office:value-type="string" calcext:value-type="string">
            <text:p>Howl of the Werewolf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nergy blast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poomchukker</text:p>
          </table:table-cell>
          <table:table-cell office:value-type="float" office:value="100" calcext:value-type="float">
            <text:p>100</text:p>
          </table:table-cell>
          <table:table-cell office:value-type="float" office:value="9.2" calcext:value-type="float">
            <text:p>9.2</text:p>
          </table:table-cell>
        </table:table-row>
        <table:table-row table:style-name="ro3">
          <table:table-cell office:value-type="string" calcext:value-type="string">
            <text:p>Robin Waterfiel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psy powers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01" office:value-type="string" calcext:value-type="string">
            <text:p>Eye of the Dragon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he Rings of Keth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Jamie Thomson and Mark Smi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salazar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TS</text:p>
          </table:table-cell>
          <table:table-cell office:value-type="float" office:value="97.9" calcext:value-type="float">
            <text:p>97.9</text:p>
          </table:table-cell>
          <table:table-cell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stubble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nergy blast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Robin Waterfiel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303" office:value-type="string" calcext:value-type="string">
            <text:p>Vault of the Vampire</text:p>
          </table:table-cell>
          <table:table-cell/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303" office:value-type="string" calcext:value-type="string">
            <text:p>Night Drag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 office:value-type="string" calcext:value-type="string">
            <text:p>Peter Darvill-Ev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/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grimslad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Luke Shar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/>
          <table:table-cell office:value-type="float" office:value="44.7" calcext:value-type="float">
            <text:p>44.7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03" office:value-type="string" calcext:value-type="string">
            <text:p>Slaves of the Abyss</text:p>
          </table:table-cell>
          <table:table-cell/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obin Waterfie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303" office:value-type="string" calcext:value-type="string">
            <text:p>Revenge of the Vampire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raeme Dav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anvar</text:p>
          </table:table-cell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/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ke Shar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/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rc Gascoig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/>
          <table:table-cell office:value-type="float" office:value="97.2" calcext:value-type="float">
            <text:p>97.2</text:p>
          </table:table-cell>
          <table:table-cell office:value-type="float" office:value="36.9" calcext:value-type="float">
            <text:p>36.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ul Mason and Steve Williams</text:p>
          </table:table-cell>
          <table:table-cell office:value-type="float" office:value="32" calcext:value-type="float">
            <text:p>32</text:p>
          </table:table-cell>
          <table:table-cell table:style-name="ce303" office:value-type="string" calcext:value-type="string">
            <text:p>Slaves of the Abyss</text:p>
          </table:table-cell>
          <table:table-cell/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301" office:value-type="string" calcext:value-type="string">
            <text:p>Night of the Necromancer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rtin All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/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34" calcext:value-type="float">
            <text:p>34</text:p>
          </table:table-cell>
          <table:table-cell table:style-name="ce303" office:value-type="string" calcext:value-type="string">
            <text:p>Stealer of Soul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TS</text:p>
          </table:table-cell>
          <table:table-cell office:value-type="float" office:value="97.9" calcext:value-type="float">
            <text:p>97.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ke Sha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303" office:value-type="string" calcext:value-type="string">
            <text:p>Deathmoor</text:p>
          </table:table-cell>
          <table:table-cell/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braxus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eter Darvill-Evans</text:p>
          </table:table-cell>
          <table:table-cell office:value-type="float" office:value="37" calcext:value-type="float">
            <text:p>37</text:p>
          </table:table-cell>
          <table:table-cell table:style-name="ce303" office:value-type="string" calcext:value-type="string">
            <text:p>Portal of Evi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303" office:value-type="string" calcext:value-type="string">
            <text:p>Spectral Stalkers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1.4" calcext:value-type="float">
            <text:p>91.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38" calcext:value-type="float">
            <text:p>38</text:p>
          </table:table-cell>
          <table:table-cell table:style-name="ce303" office:value-type="string" calcext:value-type="string">
            <text:p>Vault of the Vampire</text:p>
          </table:table-cell>
          <table:table-cell/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/>
          <table:table-cell office:value-type="float" office:value="99.1" calcext:value-type="float">
            <text:p>99.1</text:p>
          </table:table-cell>
          <table:table-cell office:value-type="float" office:value="25.8" calcext:value-type="float">
            <text:p>25.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ke Sha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/>
          <table:table-cell office:value-type="float" office:value="99.1" calcext:value-type="float">
            <text:p>99.1</text:p>
          </table:table-cell>
          <table:table-cell office:value-type="float" office:value="25.8" calcext:value-type="float">
            <text:p>25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im Bambra and Stephen H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/>
          <table:table-cell office:value-type="float" office:value="97.2" calcext:value-type="float">
            <text:p>97.2</text:p>
          </table:table-cell>
          <table:table-cell office:value-type="float" office:value="36.9" calcext:value-type="float">
            <text:p>36.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41" calcext:value-type="float">
            <text:p>41</text:p>
          </table:table-cell>
          <table:table-cell table:style-name="ce303" office:value-type="string" calcext:value-type="string">
            <text:p>Master of Chaos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ul Mason and Steve Williams</text:p>
          </table:table-cell>
          <table:table-cell office:value-type="float" office:value="42" calcext:value-type="float">
            <text:p>42</text:p>
          </table:table-cell>
          <table:table-cell table:style-name="ce303" office:value-type="string" calcext:value-type="string">
            <text:p>Black Vein Prophecy</text:p>
          </table:table-cell>
          <table:table-cell office:value-type="string" calcext:value-type="string">
            <text:p>low luck needed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303" office:value-type="string" calcext:value-type="string">
            <text:p>Siege of Sardath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amie Thomson and Dave Morr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303" office:value-type="string" calcext:value-type="string">
            <text:p>Master of Chaos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03" office:value-type="string" calcext:value-type="string">
            <text:p>Slaves of the Abyss</text:p>
          </table:table-cell>
          <table:table-cell/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ephen H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301" office:value-type="string" calcext:value-type="string">
            <text:p>Stormslayer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eter Darvill-Evans</text:p>
          </table:table-cell>
          <table:table-cell office:value-type="float" office:value="45" calcext:value-type="float">
            <text:p>45</text:p>
          </table:table-cell>
          <table:table-cell table:style-name="ce303" office:value-type="string" calcext:value-type="string">
            <text:p>Spectral Stalkers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1.4" calcext:value-type="float">
            <text:p>91.4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301" office:value-type="string" calcext:value-type="string">
            <text:p>Howl of the Werewolf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03" office:value-type="string" calcext:value-type="string">
            <text:p>Stealer of Soul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46" calcext:value-type="float">
            <text:p>46</text:p>
          </table:table-cell>
          <table:table-cell table:style-name="ce303" office:value-type="string" calcext:value-type="string">
            <text:p>Tower of Destruction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Warlock of Firetop Mounta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ul Mas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he Crimson Tide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 Citadel of Chao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303" office:value-type="string" calcext:value-type="string">
            <text:p>Vault of the Vampire</text:p>
          </table:table-cell>
          <table:table-cell/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ephen Hand</text:p>
          </table:table-cell>
          <table:table-cell office:value-type="float" office:value="48" calcext:value-type="float">
            <text:p>48</text:p>
          </table:table-cell>
          <table:table-cell table:style-name="ce303" office:value-type="string" calcext:value-type="string">
            <text:p>Moonrunn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Forest of Doom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303" office:value-type="string" calcext:value-type="string">
            <text:p>Master of Chaos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Phillips</text:p>
          </table:table-cell>
          <table:table-cell office:value-type="float" office:value="49" calcext:value-type="float">
            <text:p>49</text:p>
          </table:table-cell>
          <table:table-cell table:style-name="ce303" office:value-type="string" calcext:value-type="string">
            <text:p>Siege of Sardath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303" office:value-type="string" calcext:value-type="string">
            <text:p>Black Vein Prophecy</text:p>
          </table:table-cell>
          <table:table-cell office:value-type="string" calcext:value-type="string">
            <text:p>low luck needed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50" calcext:value-type="float">
            <text:p>50</text:p>
          </table:table-cell>
          <table:table-cell table:style-name="ce303" office:value-type="string" calcext:value-type="string">
            <text:p>Return to Firetop Mountain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1" calcext:value-type="float">
            <text:p>51</text:p>
          </table:table-cell>
          <table:table-cell table:style-name="ce303" office:value-type="string" calcext:value-type="string">
            <text:p>Island of the Undead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elator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303" office:value-type="string" calcext:value-type="string">
            <text:p>Tower of Destruction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2" calcext:value-type="float">
            <text:p>52</text:p>
          </table:table-cell>
          <table:table-cell table:style-name="ce303" office:value-type="string" calcext:value-type="string">
            <text:p>Night Drag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poomchukker</text:p>
          </table:table-cell>
          <table:table-cell office:value-type="float" office:value="100" calcext:value-type="float">
            <text:p>100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he Crimson Tide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53" calcext:value-type="float">
            <text:p>53</text:p>
          </table:table-cell>
          <table:table-cell table:style-name="ce303" office:value-type="string" calcext:value-type="string">
            <text:p>Spellbreaker</text:p>
          </table:table-cell>
          <table:table-cell office:value-type="string" calcext:value-type="string">
            <text:p>stats tension?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grimslad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03" office:value-type="string" calcext:value-type="string">
            <text:p>Return to Firetop Mountain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salazar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303" office:value-type="string" calcext:value-type="string">
            <text:p>Island of the Undead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stubble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303" office:value-type="string" calcext:value-type="string">
            <text:p>Spellbreaker</text:p>
          </table:table-cell>
          <table:table-cell office:value-type="string" calcext:value-type="string">
            <text:p>stats tension?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anvar</text:p>
          </table:table-cell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he Rings of Keth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salazar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braxus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super strength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stubble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obin Waterfield</text:p>
          </table:table-cell>
          <table:table-cell office:value-type="float" office:value="55" calcext:value-type="float">
            <text:p>55</text:p>
          </table:table-cell>
          <table:table-cell table:style-name="ce303" office:value-type="string" calcext:value-type="string">
            <text:p>Deathmoor</text:p>
          </table:table-cell>
          <table:table-cell/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psy powers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anvar</text:p>
          </table:table-cell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56" calcext:value-type="float">
            <text:p>56</text:p>
          </table:table-cell>
          <table:table-cell table:style-name="ce303" office:value-type="string" calcext:value-type="string">
            <text:p>Knights of Doom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nergy blast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braxus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ul Mason</text:p>
          </table:table-cell>
          <table:table-cell office:value-type="float" office:value="57" calcext:value-type="float">
            <text:p>57</text:p>
          </table:table-cell>
          <table:table-cell table:style-name="ce303" office:value-type="string" calcext:value-type="string">
            <text:p>Magehunter</text:p>
          </table:table-cell>
          <table:table-cell office:value-type="string" calcext:value-type="string">
            <text:p>best stats not top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303" office:value-type="string" calcext:value-type="string">
            <text:p>Deathmoor</text:p>
          </table:table-cell>
          <table:table-cell/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8" calcext:value-type="float">
            <text:p>58</text:p>
          </table:table-cell>
          <table:table-cell table:style-name="ce303" office:value-type="string" calcext:value-type="string">
            <text:p>Revenge of the Vampire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303" office:value-type="string" calcext:value-type="string">
            <text:p>Knights of Doom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59" calcext:value-type="float">
            <text:p>59</text:p>
          </table:table-cell>
          <table:table-cell table:style-name="ce303" office:value-type="string" calcext:value-type="string">
            <text:p>Curse of the Mummy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303" office:value-type="string" calcext:value-type="string">
            <text:p>Magehunter</text:p>
          </table:table-cell>
          <table:table-cell office:value-type="string" calcext:value-type="string">
            <text:p>best stats not top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60" calcext:value-type="float">
            <text:p>60</text:p>
          </table:table-cell>
          <table:table-cell table:style-name="ce301" office:value-type="string" calcext:value-type="string">
            <text:p>Eye of the Dragon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303" office:value-type="string" calcext:value-type="string">
            <text:p>Revenge of the Vampire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61" calcext:value-type="float">
            <text:p>61</text:p>
          </table:table-cell>
          <table:table-cell table:style-name="ce301" office:value-type="string" calcext:value-type="string">
            <text:p>Bloodbones</text:p>
          </table:table-cell>
          <table:table-cell/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303" office:value-type="string" calcext:value-type="string">
            <text:p>Curse of the Mummy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62" calcext:value-type="float">
            <text:p>62</text:p>
          </table:table-cell>
          <table:table-cell table:style-name="ce301" office:value-type="string" calcext:value-type="string">
            <text:p>Howl of the Werewolf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03" office:value-type="string" calcext:value-type="string">
            <text:p>Stealer of Soul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01" office:value-type="string" calcext:value-type="string">
            <text:p>Eye of the Dragon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63" calcext:value-type="float">
            <text:p>63</text:p>
          </table:table-cell>
          <table:table-cell table:style-name="ce301" office:value-type="string" calcext:value-type="string">
            <text:p>Night of the Necromancer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303" office:value-type="string" calcext:value-type="string">
            <text:p>Portal of Evi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301" office:value-type="string" calcext:value-type="string">
            <text:p>Bloodbones</text:p>
          </table:table-cell>
          <table:table-cell/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64" calcext:value-type="float">
            <text:p>64</text:p>
          </table:table-cell>
          <table:table-cell table:style-name="ce301" office:value-type="string" calcext:value-type="string">
            <text:p>Stormslayer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301" office:value-type="string" calcext:value-type="string">
            <text:p>Stormslayer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65" calcext:value-type="float">
            <text:p>65</text:p>
          </table:table-cell>
          <table:table-cell table:style-name="ce301" office:value-type="string" calcext:value-type="string">
            <text:p>Blood of the Zombies</text:p>
          </table:table-cell>
          <table:table-cell office:value-type="string" calcext:value-type="string">
            <text:p>standard stat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303" office:value-type="string" calcext:value-type="string">
            <text:p>Moonrunn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301" office:value-type="string" calcext:value-type="string">
            <text:p>Blood of the Zombies</text:p>
          </table:table-cell>
          <table:table-cell office:value-type="string" calcext:value-type="string">
            <text:p>standard sta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5" calcext:value-type="float">
            <text:p>65</text:p>
          </table:table-cell>
          <table:table-cell table:style-name="ce301" office:value-type="string" calcext:value-type="string">
            <text:p>Blood of the Zombies</text:p>
          </table:table-cell>
          <table:table-cell office:value-type="string" calcext:value-type="string">
            <text:p>different stats</text:p>
          </table:table-cell>
          <table:table-cell table:style-name="ce306" office:value-type="float" office:value="74.35" calcext:value-type="float">
            <text:p>74.35</text:p>
          </table:table-cell>
          <table:table-cell table:style-name="ce307" office:value-type="float" office:value="0" calcext:value-type="float">
            <text:p>0</text:p>
          </table:table-cell>
          <table:table-cell table:style-name="Default"/>
          <table:table-cell office:value-type="float" office:value="52" calcext:value-type="float">
            <text:p>52</text:p>
          </table:table-cell>
          <table:table-cell table:style-name="ce303" office:value-type="string" calcext:value-type="string">
            <text:p>Night Drag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style-name="Default"/>
          <table:table-cell office:value-type="float" office:value="65" calcext:value-type="float">
            <text:p>65</text:p>
          </table:table-cell>
          <table:table-cell table:style-name="ce301" office:value-type="string" calcext:value-type="string">
            <text:p>Blood of the Zombies</text:p>
          </table:table-cell>
          <table:table-cell office:value-type="string" calcext:value-type="string">
            <text:p>different stats</text:p>
          </table:table-cell>
          <table:table-cell table:style-name="ce313" office:value-type="float" office:value="74.35" calcext:value-type="float">
            <text:p>74.35</text:p>
          </table:table-cell>
          <table:table-cell table:style-name="ce314" office:value-type="float" office:value="0" calcext:value-type="float">
            <text:p>0</text:p>
          </table:table-cell>
        </table:table-row>
        <calcext:conditional-formats>
          <calcext:conditional-format calcext:target-range-address="Sheet1.E4:Sheet1.F76">
            <calcext:condition calcext:apply-style-name="Untitled1" calcext:value="&lt;1" calcext:base-cell-address="Sheet1.E4"/>
            <calcext:condition calcext:apply-style-name="Untitled2" calcext:value="&lt;20" calcext:base-cell-address="Sheet1.E4"/>
          </calcext:conditional-format>
          <calcext:conditional-format calcext:target-range-address="Sheet1.E77:Sheet1.E77">
            <calcext:condition calcext:apply-style-name="Untitled1" calcext:value="&lt;1" calcext:base-cell-address="Sheet1.E77"/>
            <calcext:condition calcext:apply-style-name="Untitled2" calcext:value="&lt;20" calcext:base-cell-address="Sheet1.E77"/>
          </calcext:conditional-format>
          <calcext:conditional-format calcext:target-range-address="Sheet1.F77:Sheet1.F77">
            <calcext:condition calcext:apply-style-name="Untitled1" calcext:value="&lt;1" calcext:base-cell-address="Sheet1.F77"/>
            <calcext:condition calcext:apply-style-name="Untitled2" calcext:value="&lt;20" calcext:base-cell-address="Sheet1.F77"/>
          </calcext:conditional-format>
          <calcext:conditional-format calcext:target-range-address="Sheet1.K4:Sheet1.L76">
            <calcext:condition calcext:apply-style-name="Untitled1" calcext:value="&lt;1" calcext:base-cell-address="Sheet1.K4"/>
            <calcext:condition calcext:apply-style-name="Untitled2" calcext:value="&lt;20" calcext:base-cell-address="Sheet1.K4"/>
          </calcext:conditional-format>
          <calcext:conditional-format calcext:target-range-address="Sheet1.K77:Sheet1.K77">
            <calcext:condition calcext:apply-style-name="Untitled1" calcext:value="&lt;1" calcext:base-cell-address="Sheet1.K77"/>
            <calcext:condition calcext:apply-style-name="Untitled2" calcext:value="&lt;20" calcext:base-cell-address="Sheet1.K77"/>
          </calcext:conditional-format>
          <calcext:conditional-format calcext:target-range-address="Sheet1.L77:Sheet1.L77">
            <calcext:condition calcext:apply-style-name="Untitled1" calcext:value="&lt;1" calcext:base-cell-address="Sheet1.L77"/>
            <calcext:condition calcext:apply-style-name="Untitled2" calcext:value="&lt;20" calcext:base-cell-address="Sheet1.L77"/>
          </calcext:conditional-format>
          <calcext:conditional-format calcext:target-range-address="Sheet1.Q4:Sheet1.R76">
            <calcext:condition calcext:apply-style-name="Untitled1" calcext:value="&lt;1" calcext:base-cell-address="Sheet1.Q4"/>
            <calcext:condition calcext:apply-style-name="Untitled2" calcext:value="&lt;20" calcext:base-cell-address="Sheet1.Q4"/>
          </calcext:conditional-format>
          <calcext:conditional-format calcext:target-range-address="Sheet1.Q77:Sheet1.Q77">
            <calcext:condition calcext:apply-style-name="Untitled1" calcext:value="&lt;1" calcext:base-cell-address="Sheet1.Q77"/>
            <calcext:condition calcext:apply-style-name="Untitled2" calcext:value="&lt;20" calcext:base-cell-address="Sheet1.Q77"/>
          </calcext:conditional-format>
          <calcext:conditional-format calcext:target-range-address="Sheet1.R77:Sheet1.R77">
            <calcext:condition calcext:apply-style-name="Untitled1" calcext:value="&lt;1" calcext:base-cell-address="Sheet1.R77"/>
            <calcext:condition calcext:apply-style-name="Untitled2" calcext:value="&lt;20" calcext:base-cell-address="Sheet1.R77"/>
          </calcext:conditional-format>
        </calcext:conditional-formats>
      </table:table>
      <table:table table:name="Sheet2" table:style-name="ta1">
        <table:table-column table:style-name="co8" table:default-cell-style-name="ce299"/>
        <table:table-column table:style-name="co5" table:number-columns-repeated="5" table:default-cell-style-name="Default"/>
        <table:table-row table:style-name="ro2">
          <table:table-cell table:style-name="Default" office:value-type="string" calcext:value-type="string">
            <text:p>Autho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teve Jackson and Ian Living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Warlock of Firetop Mountain</text:p>
          </table:table-cell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.6</text:p>
          </table:table-cell>
          <table:table-cell table:formula="of:=([.D2]+[.E2])/2" office:value-type="float" office:value="59.8" calcext:value-type="float">
            <text:p>59.8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itadel of Chaos</text:p>
          </table:table-cell>
          <table:table-cell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table:formula="of:=([.D3]+[.E3])/2" office:value-type="float" office:value="95.05" calcext:value-type="float">
            <text:p>95.0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Forest of Doom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([.D4]+[.E4])/2"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D5]+[.E5])/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formula="of:=([.D6]+[.E6])/2" office:value-type="float" office:value="50.15" calcext:value-type="float">
            <text:p>50.1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 table:formula="of:=([.D7]+[.E7])/2" office:value-type="float" office:value="48.8" calcext:value-type="float">
            <text:p>48.8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table:formula="of:=([.D8]+[.E8])/2" office:value-type="float" office:value="49.85" calcext:value-type="float">
            <text:p>49.85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  <table:table-cell table:formula="of:=([.D9]+[.E9])/2" office:value-type="float" office:value="62.3" calcext:value-type="float">
            <text:p>62.3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float" office:value="100" calcext:value-type="float">
            <text:p>100</text:p>
          </table:table-cell>
          <table:table-cell office:value-type="float" office:value="9.2" calcext:value-type="float">
            <text:p>9.2</text:p>
          </table:table-cell>
          <table:table-cell table:formula="of:=([.D10]+[.E10])/2"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([.D11]+[.E11])/2" office:value-type="float" office:value="50.05" calcext:value-type="float">
            <text:p>50.0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  <table:table-cell table:formula="of:=([.D12]+[.E12])/2" office:value-type="float" office:value="45.7" calcext:value-type="float">
            <text:p>45.7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D13]+[.E13])/2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Jamie Thomson and Mark Smi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table:formula="of:=([.D14]+[.E14])/2" office:value-type="float" office:value="49.75" calcext:value-type="float">
            <text:p>49.75</text:p>
          </table:table-cell>
        </table:table-row>
        <table:table-row table:style-name="ro2">
          <table:table-cell office:value-type="string" calcext:value-type="string">
            <text:p>Andrew Chap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table:formula="of:=([.D15]+[.E15])/2" office:value-type="float" office:value="80.1" calcext:value-type="float">
            <text:p>80.1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 table:formula="of:=([.D16]+[.E16])/2" office:value-type="float" office:value="46.35" calcext:value-type="float">
            <text:p>46.3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table:formula="of:=([.D17]+[.E17])/2" office:value-type="float" office:value="48.45" calcext:value-type="float">
            <text:p>48.45</text:p>
          </table:table-cell>
        </table:table-row>
        <table:table-row table:style-name="ro2">
          <table:table-cell office:value-type="string" calcext:value-type="string">
            <text:p>Andrew Chapm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Rings of Kether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table:formula="of:=([.D18]+[.E18])/2" office:value-type="float" office:value="50.6" calcext:value-type="float">
            <text:p>50.6</text:p>
          </table:table-cell>
        </table:table-row>
        <table:table-row table:style-name="ro2">
          <table:table-cell office:value-type="string" calcext:value-type="string">
            <text:p>Andrew Chapm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 table:formula="of:=([.D19]+[.E19])/2" office:value-type="float" office:value="38.8" calcext:value-type="float">
            <text:p>38.8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float" office:value="97.9" calcext:value-type="float">
            <text:p>97.9</text:p>
          </table:table-cell>
          <table:table-cell office:value-type="float" office:value="0.5" calcext:value-type="float">
            <text:p>0.5</text:p>
          </table:table-cell>
          <table:table-cell table:formula="of:=([.D20]+[.E20])/2" office:value-type="float" office:value="49.2" calcext:value-type="float">
            <text:p>49.2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D21]+[.E21])/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table:formula="of:=([.D22]+[.E22])/2" office:value-type="float" office:value="51.25" calcext:value-type="float">
            <text:p>51.25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formula="of:=([.D23]+[.E23])/2" office:value-type="float" office:value="50.15" calcext:value-type="float">
            <text:p>50.15</text:p>
          </table:table-cell>
        </table:table-row>
        <table:table-row table:style-name="ro2">
          <table:table-cell office:value-type="string" calcext:value-type="string">
            <text:p>Robin Waterfiel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  <table:table-cell table:formula="of:=([.D24]+[.E24])/2" office:value-type="float" office:value="39.15" calcext:value-type="float">
            <text:p>39.15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 table:formula="of:=([.D25]+[.E25])/2" office:value-type="float" office:value="63.6" calcext:value-type="float">
            <text:p>63.6</text:p>
          </table:table-cell>
        </table:table-row>
        <table:table-row table:style-name="ro2">
          <table:table-cell office:value-type="string" calcext:value-type="string">
            <text:p>Jamie Thomson and Mark Smi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D26]+[.E26])/2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 table:formula="of:=([.D27]+[.E27])/2" office:value-type="float" office:value="12.6" calcext:value-type="float">
            <text:p>12.6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 table:formula="of:=([.D28]+[.E28])/2" office:value-type="float" office:value="89.15" calcext:value-type="float">
            <text:p>89.15</text:p>
          </table:table-cell>
        </table:table-row>
        <table:table-row table:style-name="ro2">
          <table:table-cell office:value-type="string" calcext:value-type="string">
            <text:p>Robin Waterfiel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table:formula="of:=([.D29]+[.E29])/2"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float" office:value="84.1" calcext:value-type="float">
            <text:p>84.1</text:p>
          </table:table-cell>
          <table:table-cell office:value-type="float" office:value="0.2" calcext:value-type="float">
            <text:p>0.2</text:p>
          </table:table-cell>
          <table:table-cell table:formula="of:=([.D30]+[.E30])/2" office:value-type="float" office:value="42.15" calcext:value-type="float">
            <text:p>42.15</text:p>
          </table:table-cell>
        </table:table-row>
        <table:table-row table:style-name="ro2">
          <table:table-cell office:value-type="string" calcext:value-type="string">
            <text:p>Peter Darvill-Ev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 table:formula="of:=([.D31]+[.E31])/2" office:value-type="float" office:value="57.7" calcext:value-type="float">
            <text:p>57.7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D32]+[.E32])/2"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Luke Shar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float" office:value="44.7" calcext:value-type="float">
            <text:p>44.7</text:p>
          </table:table-cell>
          <table:table-cell office:value-type="float" office:value="24.7" calcext:value-type="float">
            <text:p>24.7</text:p>
          </table:table-cell>
          <table:table-cell table:formula="of:=([.D33]+[.E33])/2" office:value-type="float" office:value="34.7" calcext:value-type="float">
            <text:p>34.7</text:p>
          </table:table-cell>
        </table:table-row>
        <table:table-row table:style-name="ro2">
          <table:table-cell office:value-type="string" calcext:value-type="string">
            <text:p>Robin Waterfie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table:formula="of:=([.D34]+[.E34])/2" office:value-type="float" office:value="20.75" calcext:value-type="float">
            <text:p>20.75</text:p>
          </table:table-cell>
        </table:table-row>
        <table:table-row table:style-name="ro2">
          <table:table-cell office:value-type="string" calcext:value-type="string">
            <text:p>Graeme Dav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  <table:table-cell table:formula="of:=([.D35]+[.E35])/2" office:value-type="float" office:value="49.8" calcext:value-type="float">
            <text:p>49.8</text:p>
          </table:table-cell>
        </table:table-row>
        <table:table-row table:style-name="ro2">
          <table:table-cell office:value-type="string" calcext:value-type="string">
            <text:p>Luke Shar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  <table:table-cell table:formula="of:=([.D36]+[.E36])/2" office:value-type="float" office:value="12.25" calcext:value-type="float">
            <text:p>12.25</text:p>
          </table:table-cell>
        </table:table-row>
        <table:table-row table:style-name="ro2">
          <table:table-cell office:value-type="string" calcext:value-type="string">
            <text:p>Marc Gascoig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D37]+[.E37])/2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Paul Mason and Steve William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  <table:table-cell table:formula="of:=([.D38]+[.E38])/2" office:value-type="float" office:value="46.45" calcext:value-type="float">
            <text:p>46.45</text:p>
          </table:table-cell>
        </table:table-row>
        <table:table-row table:style-name="ro2">
          <table:table-cell office:value-type="string" calcext:value-type="string">
            <text:p>Martin All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formula="of:=([.D39]+[.E39])/2" office:value-type="float" office:value="4.75" calcext:value-type="float">
            <text:p>4.7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D40]+[.E40])/2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Luke Sha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float" office:value="68.8" calcext:value-type="float">
            <text:p>68.8</text:p>
          </table:table-cell>
          <table:table-cell office:value-type="float" office:value="56.2" calcext:value-type="float">
            <text:p>56.2</text:p>
          </table:table-cell>
          <table:table-cell table:formula="of:=([.D41]+[.E41])/2" office:value-type="float" office:value="62.5" calcext:value-type="float">
            <text:p>62.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table:formula="of:=([.D42]+[.E42])/2" office:value-type="float" office:value="22.75" calcext:value-type="float">
            <text:p>22.75</text:p>
          </table:table-cell>
        </table:table-row>
        <table:table-row table:style-name="ro2">
          <table:table-cell office:value-type="string" calcext:value-type="string">
            <text:p>Peter Darvill-Ev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  <table:table-cell table:formula="of:=([.D43]+[.E43])/2" office:value-type="float" office:value="77.05" calcext:value-type="float">
            <text:p>77.0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  <table:table-cell table:formula="of:=([.D44]+[.E44])/2" office:value-type="float" office:value="44.15" calcext:value-type="float">
            <text:p>44.15</text:p>
          </table:table-cell>
        </table:table-row>
        <table:table-row table:style-name="ro2">
          <table:table-cell office:value-type="string" calcext:value-type="string">
            <text:p>Luke Sha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float" office:value="99.1" calcext:value-type="float">
            <text:p>99.1</text:p>
          </table:table-cell>
          <table:table-cell office:value-type="float" office:value="25.8" calcext:value-type="float">
            <text:p>25.8</text:p>
          </table:table-cell>
          <table:table-cell table:formula="of:=([.D45]+[.E45])/2" office:value-type="float" office:value="62.45" calcext:value-type="float">
            <text:p>62.45</text:p>
          </table:table-cell>
        </table:table-row>
        <table:table-row table:style-name="ro2">
          <table:table-cell office:value-type="string" calcext:value-type="string">
            <text:p>Jim Bambra and Stephen H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float" office:value="97.2" calcext:value-type="float">
            <text:p>97.2</text:p>
          </table:table-cell>
          <table:table-cell office:value-type="float" office:value="36.9" calcext:value-type="float">
            <text:p>36.9</text:p>
          </table:table-cell>
          <table:table-cell table:formula="of:=([.D46]+[.E46])/2" office:value-type="float" office:value="67.05" calcext:value-type="float">
            <text:p>67.0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table:formula="of:=([.D47]+[.E47])/2" office:value-type="float" office:value="49.9" calcext:value-type="float">
            <text:p>49.9</text:p>
          </table:table-cell>
        </table:table-row>
        <table:table-row table:style-name="ro2">
          <table:table-cell office:value-type="string" calcext:value-type="string">
            <text:p>Paul Mason and Steve William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table:formula="of:=([.D48]+[.E48])/2" office:value-type="float" office:value="14.75" calcext:value-type="float">
            <text:p>14.75</text:p>
          </table:table-cell>
        </table:table-row>
        <table:table-row table:style-name="ro2">
          <table:table-cell office:value-type="string" calcext:value-type="string">
            <text:p>Jamie Thomson and Dave Morr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 table:formula="of:=([.D49]+[.E49])/2" office:value-type="float" office:value="73.15" calcext:value-type="float">
            <text:p>73.15</text:p>
          </table:table-cell>
        </table:table-row>
        <table:table-row table:style-name="ro2">
          <table:table-cell office:value-type="string" calcext:value-type="string">
            <text:p>Stephen H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  <table:table-cell table:formula="of:=([.D50]+[.E50])/2" office:value-type="float" office:value="45.1" calcext:value-type="float">
            <text:p>45.1</text:p>
          </table:table-cell>
        </table:table-row>
        <table:table-row table:style-name="ro2">
          <table:table-cell office:value-type="string" calcext:value-type="string">
            <text:p>Peter Darvill-Ev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float" office:value="99" calcext:value-type="float">
            <text:p>99</text:p>
          </table:table-cell>
          <table:table-cell office:value-type="float" office:value="91.4" calcext:value-type="float">
            <text:p>91.4</text:p>
          </table:table-cell>
          <table:table-cell table:formula="of:=([.D51]+[.E51])/2" office:value-type="float" office:value="95.2" calcext:value-type="float">
            <text:p>95.2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 table:formula="of:=([.D52]+[.E52])/2" office:value-type="float" office:value="35.4" calcext:value-type="float">
            <text:p>35.4</text:p>
          </table:table-cell>
        </table:table-row>
        <table:table-row table:style-name="ro2">
          <table:table-cell office:value-type="string" calcext:value-type="string">
            <text:p>Paul Mas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he Crimson Tide</text:p>
          </table:table-cell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 table:formula="of:=([.D53]+[.E53])/2" office:value-type="float" office:value="29.35" calcext:value-type="float">
            <text:p>29.35</text:p>
          </table:table-cell>
        </table:table-row>
        <table:table-row table:style-name="ro2">
          <table:table-cell office:value-type="string" calcext:value-type="string">
            <text:p>Stephen H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table:formula="of:=([.D54]+[.E54])/2" office:value-type="float" office:value="91.65" calcext:value-type="float">
            <text:p>91.65</text:p>
          </table:table-cell>
        </table:table-row>
        <table:table-row table:style-name="ro2">
          <table:table-cell office:value-type="string" calcext:value-type="string">
            <text:p>Keith Phillip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float" office:value="99.7" calcext:value-type="float">
            <text:p>99.7</text:p>
          </table:table-cell>
          <table:table-cell office:value-type="float" office:value="13.9" calcext:value-type="float">
            <text:p>13.9</text:p>
          </table:table-cell>
          <table:table-cell table:formula="of:=([.D55]+[.E55])/2" office:value-type="float" office:value="56.8" calcext:value-type="float">
            <text:p>56.8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 table:formula="of:=([.D56]+[.E56])/2" office:value-type="float" office:value="12.85" calcext:value-type="float">
            <text:p>12.8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  <table:table-cell table:formula="of:=([.D57]+[.E57])/2" office:value-type="float" office:value="30.7" calcext:value-type="float">
            <text:p>30.7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formula="of:=([.D58]+[.E58])/2" office:value-type="float" office:value="50.15" calcext:value-type="float">
            <text:p>50.15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D59]+[.E59])/2"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 table:formula="of:=([.D60]+[.E60])/2" office:value-type="float" office:value="40.75" calcext:value-type="float">
            <text:p>40.7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table:formula="of:=([.D61]+[.E61])/2" office:value-type="float" office:value="42.6" calcext:value-type="float">
            <text:p>42.6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  <table:table-cell table:formula="of:=([.D62]+[.E62])/2" office:value-type="float" office:value="47.6" calcext:value-type="float">
            <text:p>47.6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 table:formula="of:=([.D63]+[.E63])/2" office:value-type="float" office:value="49.4" calcext:value-type="float">
            <text:p>49.4</text:p>
          </table:table-cell>
        </table:table-row>
        <table:table-row table:style-name="ro2">
          <table:table-cell office:value-type="string" calcext:value-type="string">
            <text:p>Robin Waterfiel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 table:formula="of:=([.D64]+[.E64])/2"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 table:formula="of:=([.D65]+[.E65])/2" office:value-type="float" office:value="12.85" calcext:value-type="float">
            <text:p>12.85</text:p>
          </table:table-cell>
        </table:table-row>
        <table:table-row table:style-name="ro2">
          <table:table-cell office:value-type="string" calcext:value-type="string">
            <text:p>Paul Ma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table:formula="of:=([.D66]+[.E66])/2" office:value-type="float" office:value="22.75" calcext:value-type="float">
            <text:p>22.7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([.D67]+[.E67])/2" office:value-type="float" office:value="46.5" calcext:value-type="float">
            <text:p>46.5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table:formula="of:=([.D68]+[.E68])/2" office:value-type="float" office:value="19.8" calcext:value-type="float">
            <text:p>19.8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ye of the Dragon</text:p>
          </table:table-cell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  <table:table-cell table:formula="of:=([.D69]+[.E69])/2" office:value-type="float" office:value="40.55" calcext:value-type="float">
            <text:p>40.55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loodbones</text:p>
          </table:table-cell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 table:formula="of:=([.D70]+[.E70])/2" office:value-type="float" office:value="17.45" calcext:value-type="float">
            <text:p>17.45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owl of the Werewolf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table:formula="of:=([.D71]+[.E71])/2"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ight of the Necromancer</text:p>
          </table:table-cell>
          <table:table-cell office:value-type="float" office:value="97.4" calcext:value-type="float">
            <text:p>97.4</text:p>
          </table:table-cell>
          <table:table-cell office:value-type="float" office:value="57.2" calcext:value-type="float">
            <text:p>57.2</text:p>
          </table:table-cell>
          <table:table-cell table:formula="of:=([.D72]+[.E72])/2" office:value-type="float" office:value="77.3" calcext:value-type="float">
            <text:p>77.3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ormslayer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table:formula="of:=([.D73]+[.E73])/2" office:value-type="float" office:value="49.9" calcext:value-type="float">
            <text:p>49.9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lood of the Zombi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74]+[.E74])/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lood of the Zombies</text:p>
          </table:table-cell>
          <table:table-cell office:value-type="float" office:value="74.35" calcext:value-type="float">
            <text:p>74.35</text:p>
          </table:table-cell>
          <table:table-cell office:value-type="float" office:value="0" calcext:value-type="float">
            <text:p>0</text:p>
          </table:table-cell>
          <table:table-cell table:formula="of:=([.D75]+[.E75])/2" office:value-type="float" office:value="37.175" calcext:value-type="float">
            <text:p>37.175</text:p>
          </table:table-cell>
        </table:table-row>
      </table:table>
      <table:named-expressions/>
      <table:database-ranges>
        <table:database-range table:name="__Anonymous_Sheet_DB__0" table:target-range-address="Sheet1.N4:Sheet1.R7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cd4d1"/>
    </style:style>
    <style:style style:name="Untitled2" style:family="table-cell" style:parent-style-name="Default">
      <style:table-cell-properties fo:background-color="#fffb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09:09:12.622463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3:33:21.039640221</meta:creation-date>
    <dc:date>2021-01-30T19:23:39.933974121</dc:date>
    <meta:editing-duration>PT6H45M12S</meta:editing-duration>
    <meta:editing-cycles>14</meta:editing-cycles>
    <meta:generator>LibreOffice/6.0.7.3$Linux_X86_64 LibreOffice_project/00m0$Build-3</meta:generator>
    <dc:creator>Iain Johnston</dc:creator>
    <meta:document-statistic meta:table-count="2" meta:cell-count="1470" meta:object-count="0"/>
  </office:meta>
</office:document-meta>
</file>